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5680" officeooo:paragraph-rsid="00115680"/>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rsid="00135434" officeooo:paragraph-rsid="00135434"/>
    </style:style>
    <style:style style:name="P4" style:family="paragraph" style:parent-style-name="Standard">
      <style:text-properties officeooo:rsid="00135434" officeooo:paragraph-rsid="00154292"/>
    </style:style>
    <style:style style:name="P5" style:family="paragraph" style:parent-style-name="Standard">
      <style:text-properties officeooo:paragraph-rsid="00154292"/>
    </style:style>
    <style:style style:name="P6" style:family="paragraph" style:parent-style-name="Standard">
      <style:text-properties officeooo:rsid="001563e1" officeooo:paragraph-rsid="001563e1"/>
    </style:style>
    <style:style style:name="P7" style:family="paragraph" style:parent-style-name="Standard">
      <style:text-properties officeooo:rsid="00174d84" officeooo:paragraph-rsid="00174d84"/>
    </style:style>
    <style:style style:name="P8" style:family="paragraph" style:parent-style-name="Standard">
      <style:text-properties officeooo:paragraph-rsid="00174d84"/>
    </style:style>
    <style:style style:name="P9" style:family="paragraph" style:parent-style-name="Standard">
      <style:text-properties officeooo:rsid="0022217e" officeooo:paragraph-rsid="0022217e"/>
    </style:style>
    <style:style style:name="P10" style:family="paragraph" style:parent-style-name="Standard">
      <style:paragraph-properties fo:margin-left="1.251cm" fo:margin-right="0cm" fo:text-indent="0cm" style:auto-text-indent="false"/>
    </style:style>
    <style:style style:name="P11" style:family="paragraph" style:parent-style-name="Standard">
      <style:paragraph-properties fo:margin-left="1.251cm" fo:margin-right="0cm" fo:text-indent="0cm" style:auto-text-indent="false"/>
      <style:text-properties officeooo:rsid="00174d84" officeooo:paragraph-rsid="00174d84"/>
    </style:style>
    <style:style style:name="P12" style:family="paragraph" style:parent-style-name="Standard">
      <style:paragraph-properties fo:margin-left="1.251cm" fo:margin-right="0cm" fo:text-indent="0cm" style:auto-text-indent="false"/>
      <style:text-properties officeooo:rsid="001563e1" officeooo:paragraph-rsid="001563e1"/>
    </style:style>
    <style:style style:name="P13" style:family="paragraph" style:parent-style-name="Standard">
      <style:paragraph-properties fo:margin-left="1.251cm" fo:margin-right="0cm" fo:text-indent="0cm" style:auto-text-indent="false"/>
      <style:text-properties officeooo:rsid="0022217e" officeooo:paragraph-rsid="0022217e"/>
    </style:style>
    <style:style style:name="P14" style:family="paragraph" style:parent-style-name="Standard">
      <style:paragraph-properties fo:margin-left="1.251cm" fo:margin-right="0cm" fo:text-indent="0cm" style:auto-text-indent="false"/>
      <style:text-properties officeooo:paragraph-rsid="0022217e"/>
    </style:style>
    <style:style style:name="P15" style:family="paragraph" style:parent-style-name="Text_20_body" style:list-style-name="L31"/>
    <style:style style:name="P16" style:family="paragraph" style:parent-style-name="Text_20_body" style:list-style-name="L32">
      <style:text-properties officeooo:paragraph-rsid="000c55ce"/>
    </style:style>
    <style:style style:name="P17" style:family="paragraph" style:parent-style-name="Text_20_body">
      <style:text-properties officeooo:paragraph-rsid="000c55ce"/>
    </style:style>
    <style:style style:name="P18" style:family="paragraph" style:parent-style-name="Text_20_body">
      <style:text-properties officeooo:paragraph-rsid="000dc82e"/>
    </style:style>
    <style:style style:name="P19" style:family="paragraph" style:parent-style-name="Text_20_body" style:list-style-name="L36"/>
    <style:style style:name="P20" style:family="paragraph" style:parent-style-name="Text_20_body">
      <style:paragraph-properties fo:margin-top="0cm" fo:margin-bottom="0cm" loext:contextual-spacing="false"/>
    </style:style>
    <style:style style:name="P21" style:family="paragraph" style:parent-style-name="Text_20_body" style:list-style-name="L4">
      <style:paragraph-properties fo:margin-top="0cm" fo:margin-bottom="0cm" loext:contextual-spacing="false"/>
    </style:style>
    <style:style style:name="P22" style:family="paragraph" style:parent-style-name="Text_20_body" style:list-style-name="L6">
      <style:paragraph-properties fo:margin-top="0cm" fo:margin-bottom="0cm" loext:contextual-spacing="false"/>
    </style:style>
    <style:style style:name="P23" style:family="paragraph" style:parent-style-name="Text_20_body" style:list-style-name="L7">
      <style:paragraph-properties fo:margin-top="0cm" fo:margin-bottom="0cm" loext:contextual-spacing="false"/>
    </style:style>
    <style:style style:name="P24" style:family="paragraph" style:parent-style-name="Text_20_body" style:list-style-name="L9">
      <style:paragraph-properties fo:margin-top="0cm" fo:margin-bottom="0cm" loext:contextual-spacing="false"/>
    </style:style>
    <style:style style:name="P25" style:family="paragraph" style:parent-style-name="Text_20_body" style:list-style-name="L20">
      <style:paragraph-properties fo:margin-top="0cm" fo:margin-bottom="0cm" loext:contextual-spacing="false"/>
    </style:style>
    <style:style style:name="P26" style:family="paragraph" style:parent-style-name="Text_20_body" style:list-style-name="L21">
      <style:paragraph-properties fo:margin-top="0cm" fo:margin-bottom="0cm" loext:contextual-spacing="false"/>
    </style:style>
    <style:style style:name="P27" style:family="paragraph" style:parent-style-name="Text_20_body" style:list-style-name="L22">
      <style:paragraph-properties fo:margin-top="0cm" fo:margin-bottom="0cm" loext:contextual-spacing="false"/>
    </style:style>
    <style:style style:name="P28" style:family="paragraph" style:parent-style-name="Text_20_body" style:list-style-name="L23">
      <style:paragraph-properties fo:margin-top="0cm" fo:margin-bottom="0cm" loext:contextual-spacing="false"/>
    </style:style>
    <style:style style:name="P29" style:family="paragraph" style:parent-style-name="Text_20_body" style:list-style-name="L25">
      <style:paragraph-properties fo:margin-top="0cm" fo:margin-bottom="0cm" loext:contextual-spacing="false"/>
    </style:style>
    <style:style style:name="P30" style:family="paragraph" style:parent-style-name="Text_20_body" style:list-style-name="L26">
      <style:paragraph-properties fo:margin-top="0cm" fo:margin-bottom="0cm" loext:contextual-spacing="false"/>
    </style:style>
    <style:style style:name="P31" style:family="paragraph" style:parent-style-name="Text_20_body" style:list-style-name="L27">
      <style:paragraph-properties fo:margin-top="0cm" fo:margin-bottom="0cm" loext:contextual-spacing="false"/>
    </style:style>
    <style:style style:name="P32" style:family="paragraph" style:parent-style-name="Text_20_body" style:list-style-name="L28">
      <style:paragraph-properties fo:margin-top="0cm" fo:margin-bottom="0cm" loext:contextual-spacing="false"/>
    </style:style>
    <style:style style:name="P33" style:family="paragraph" style:parent-style-name="Text_20_body" style:list-style-name="L29">
      <style:paragraph-properties fo:margin-top="0cm" fo:margin-bottom="0cm" loext:contextual-spacing="false"/>
    </style:style>
    <style:style style:name="P34" style:family="paragraph" style:parent-style-name="Text_20_body" style:list-style-name="L30">
      <style:paragraph-properties fo:margin-top="0cm" fo:margin-bottom="0cm" loext:contextual-spacing="false"/>
    </style:style>
    <style:style style:name="P35" style:family="paragraph" style:parent-style-name="Text_20_body" style:list-style-name="L31">
      <style:paragraph-properties fo:margin-top="0cm" fo:margin-bottom="0cm" loext:contextual-spacing="false"/>
    </style:style>
    <style:style style:name="P36" style:family="paragraph" style:parent-style-name="Text_20_body" style:list-style-name="L32">
      <style:paragraph-properties fo:margin-top="0cm" fo:margin-bottom="0cm" loext:contextual-spacing="false"/>
    </style:style>
    <style:style style:name="P37" style:family="paragraph" style:parent-style-name="Text_20_body" style:list-style-name="L34">
      <style:paragraph-properties fo:margin-top="0cm" fo:margin-bottom="0cm" loext:contextual-spacing="false"/>
      <style:text-properties officeooo:paragraph-rsid="000dc82e"/>
    </style:style>
    <style:style style:name="P38" style:family="paragraph" style:parent-style-name="Text_20_body">
      <style:paragraph-properties fo:margin-top="0cm" fo:margin-bottom="0cm" loext:contextual-spacing="false"/>
      <style:text-properties officeooo:paragraph-rsid="000dc82e"/>
    </style:style>
    <style:style style:name="P39" style:family="paragraph" style:parent-style-name="Text_20_body">
      <style:paragraph-properties fo:margin-top="0cm" fo:margin-bottom="0cm" loext:contextual-spacing="false"/>
      <style:text-properties officeooo:rsid="000e846d" officeooo:paragraph-rsid="000e846d"/>
    </style:style>
    <style:style style:name="P40" style:family="paragraph" style:parent-style-name="Text_20_body">
      <style:paragraph-properties fo:margin-top="0cm" fo:margin-bottom="0cm" loext:contextual-spacing="false"/>
      <style:text-properties officeooo:rsid="000eda41" officeooo:paragraph-rsid="000eda41"/>
    </style:style>
    <style:style style:name="P41" style:family="paragraph" style:parent-style-name="Text_20_body">
      <style:paragraph-properties fo:margin-top="0cm" fo:margin-bottom="0cm" loext:contextual-spacing="false"/>
      <style:text-properties officeooo:paragraph-rsid="00115680"/>
    </style:style>
    <style:style style:name="P42" style:family="paragraph" style:parent-style-name="Text_20_body" style:list-style-name="L36">
      <style:paragraph-properties fo:margin-top="0cm" fo:margin-bottom="0cm" loext:contextual-spacing="false"/>
    </style:style>
    <style:style style:name="P43" style:family="paragraph" style:parent-style-name="Text_20_body">
      <style:paragraph-properties fo:margin-top="0cm" fo:margin-bottom="0cm" loext:contextual-spacing="false"/>
      <style:text-properties fo:font-weight="bold" style:font-weight-asian="bold" style:font-weight-complex="bold"/>
    </style:style>
    <style:style style:name="P44" style:family="paragraph" style:parent-style-name="Text_20_body">
      <style:paragraph-properties fo:margin-top="0cm" fo:margin-bottom="0cm" loext:contextual-spacing="false"/>
      <style:text-properties officeooo:rsid="0017e6ce" officeooo:paragraph-rsid="0017e6ce"/>
    </style:style>
    <style:style style:name="P45" style:family="paragraph" style:parent-style-name="Text_20_body">
      <style:paragraph-properties fo:margin-top="0cm" fo:margin-bottom="0cm" loext:contextual-spacing="false"/>
      <style:text-properties officeooo:rsid="00196528" officeooo:paragraph-rsid="00196528"/>
    </style:style>
    <style:style style:name="P46" style:family="paragraph" style:parent-style-name="Text_20_body">
      <style:paragraph-properties fo:margin-top="0cm" fo:margin-bottom="0cm" loext:contextual-spacing="false"/>
      <style:text-properties officeooo:rsid="001bfa9a" officeooo:paragraph-rsid="001bfa9a"/>
    </style:style>
    <style:style style:name="P47" style:family="paragraph" style:parent-style-name="Text_20_body">
      <style:paragraph-properties fo:margin-top="0cm" fo:margin-bottom="0cm" loext:contextual-spacing="false"/>
      <style:text-properties officeooo:rsid="001e7220" officeooo:paragraph-rsid="001e7220"/>
    </style:style>
    <style:style style:name="P48" style:family="paragraph" style:parent-style-name="Text_20_body">
      <style:paragraph-properties fo:margin-left="1.251cm" fo:margin-right="0cm" fo:margin-top="0cm" fo:margin-bottom="0cm" loext:contextual-spacing="false" fo:text-indent="0cm" style:auto-text-indent="false"/>
      <style:text-properties officeooo:rsid="00196528" officeooo:paragraph-rsid="00196528"/>
    </style:style>
    <style:style style:name="T1" style:family="text">
      <style:text-properties officeooo:rsid="0008e2e7"/>
    </style:style>
    <style:style style:name="T2" style:family="text">
      <style:text-properties officeooo:rsid="000c5305"/>
    </style:style>
    <style:style style:name="T3" style:family="text">
      <style:text-properties officeooo:rsid="000dc82e"/>
    </style:style>
    <style:style style:name="T4" style:family="text">
      <style:text-properties fo:font-weight="bold" style:font-weight-asian="bold" style:font-weight-complex="bold"/>
    </style:style>
    <style:style style:name="T5" style:family="text">
      <style:text-properties officeooo:rsid="00154292"/>
    </style:style>
    <style:style style:name="T6" style:family="text">
      <style:text-properties officeooo:rsid="00174d84"/>
    </style:style>
    <style:style style:name="T7" style:family="text">
      <style:text-properties officeooo:rsid="00196528"/>
    </style:style>
    <style:style style:name="T8" style:family="text">
      <style:text-properties officeooo:rsid="0019abed"/>
    </style:style>
    <style:style style:name="T9" style:family="text">
      <style:text-properties officeooo:rsid="001a03fb"/>
    </style:style>
    <style:style style:name="T10" style:family="text">
      <style:text-properties officeooo:rsid="001a5980"/>
    </style:style>
    <style:style style:name="T11" style:family="text">
      <style:text-properties officeooo:rsid="001f9e55"/>
    </style:style>
    <style:style style:name="T12" style:family="text">
      <style:text-properties officeooo:rsid="0022217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he most common competency-based interview questions</text:h>
      <text:p text:style-name="Standard"/>
      <text:p text:style-name="Text_20_body">STAR technique to answer interview questions. It stands for:</text:p>
      <text:p text:style-name="Text_20_body"><text:span text:style-name="Strong_20_Emphasis">S</text:span>ituation (you set the scene).</text:p>
      <text:p text:style-name="Text_20_body"><text:span text:style-name="Strong_20_Emphasis">T</text:span>ask (what was required of you).</text:p>
      <text:p text:style-name="Text_20_body"><text:span text:style-name="Strong_20_Emphasis">A</text:span>ction (what you did).</text:p>
      <text:p text:style-name="Text_20_body"><text:span text:style-name="Strong_20_Emphasis">R</text:span>esult (the outcome).</text:p>
      <text:p text:style-name="Standard"/>
      <text:h text:style-name="Heading_20_3" text:outline-level="3"><text:bookmark text:name="managing-a-quality-service-example-interview-questions"/><text:span text:style-name="T1">1. </text:span>Managing a quality service – example interview questions</text:h>
      <text:p text:style-name="P20"><text:bookmark-start text:name="__DdeLink__1165_3978844813"/>- They are looking for people who work well in teams, inspire others and deliver every time.</text:p>
      <text:p text:style-name="P20"><text:span text:style-name="T2">Y</text:span>ou should show you can:</text:p>
      <text:list xml:id="list1105048069" text:style-name="L31">
        <text:list-item>
          <text:p text:style-name="P35"><text:bookmark-start text:name="__DdeLink__1162_3978844813"/>Plan, organise and manage your time effectively. </text:p>
        </text:list-item>
        <text:list-item>
          <text:p text:style-name="P35">Meet service objectives/targets. </text:p>
        </text:list-item>
        <text:list-item>
          <text:p text:style-name="P35">Strive continually to improve the quality of service. </text:p>
        </text:list-item>
        <text:list-item>
          <text:p text:style-name="P15">Apply programme and project management approaches. <text:bookmark-end text:name="__DdeLink__1162_3978844813"/><text:bookmark-end text:name="__DdeLink__1165_3978844813"/></text:p>
        </text:list-item>
      </text:list>
      <text:p text:style-name="Text_20_body">Tom Laws, careers advisor at the National Careers Service, says employers also want people who:</text:p>
      <text:list xml:id="list2807919579" text:style-name="L32">
        <text:list-item>
          <text:p text:style-name="P36">Put limited resources to good use. </text:p>
        </text:list-item>
        <text:list-item>
          <text:p text:style-name="P16">Communicate complex information to colleagues and members of the public.</text:p>
        </text:list-item>
      </text:list>
      <text:p text:style-name="P17"/>
      <text:p text:style-name="P18"><text:span text:style-name="T4">Describe one of your current or recently completed projects, setting out the risks involved. How did you make decisions? How do you know that you made the correct ones? </text:span></text:p>
      <text:p text:style-name="P18">- They are looking for people who work well in teams, inspire others and deliver every time.<text:bookmark-start text:name="__DdeLink__1162_39788448131"/></text:p>
      <text:list xml:id="list3990458890" text:style-name="L34">
        <text:list-item>
          <text:p text:style-name="P37">- Project: </text:p>
          <text:list>
            <text:list-item>
              <text:p text:style-name="P37">Upgrade trading database to new version.</text:p>
            </text:list-item>
            <text:list-item>
              <text:p text:style-name="P37">Limited time to complete work.</text:p>
            </text:list-item>
            <text:list-item>
              <text:p text:style-name="P37">Possible big financial issue if things go wrong.</text:p>
            </text:list-item>
          </text:list>
        </text:list-item>
        <text:list-item>
          <text:p text:style-name="P37">- Decided to add partitioning to some table at the same time.</text:p>
        </text:list-item>
        <text:list-item>
          <text:p text:style-name="P37">- Discussed pros and cons with <text:span text:style-name="T3">colleagues</text:span> and stakeholders.</text:p>
        </text:list-item>
        <text:list-item>
          <text:p text:style-name="P37">- Doing the <text:span text:style-name="T3">partitioning</text:span> separate wouldn't have been much faster and </text:p>
        </text:list-item>
        <text:list-item>
          <text:p text:style-name="P37"><text:s text:c="2"/>we would have had a 2nd downtime.</text:p>
          <text:list>
            <text:list-item>
              <text:p text:style-name="P37">The risk doing both at the same time is <text:span text:style-name="T3">manageable.</text:span></text:p>
            </text:list-item>
            <text:list-item>
              <text:p text:style-name="P37">Intensive planning and testing to confirm that the process is working.</text:p>
            </text:list-item>
            <text:list-item>
              <text:p text:style-name="P37">Test showed upgrade could be done in the expected time.</text:p>
            </text:list-item>
          </text:list>
        </text:list-item>
      </text:list>
      <text:p text:style-name="P38"><text:bookmark-end text:name="__DdeLink__1162_39788448131"/></text:p>
      <text:list xml:id="list170835027316403" text:continue-numbering="true" text:style-name="L34">
        <text:list-header>
          <text:p text:style-name="P37"/>
        </text:list-header>
      </text:list>
      <text:h text:style-name="Heading_20_3" text:outline-level="3"><text:bookmark text:name="communication-example-interview-questions"/><text:soft-page-break/><text:span text:style-name="T1">2. </text:span>Communication – example interview questions</text:h>
      <text:p text:style-name="P20"/>
      <text:p text:style-name="P39">I first discussed the problem informal with my colleagues. This will give me a better idea what the possible/best solution could be and I can also get different solutions that I didn’t think of myself.</text:p>
      <text:p text:style-name="P39"/>
      <text:p text:style-name="P39">I may approach the customer / manager more formal, e.g. using email. I would try to be less technical in the explanations and if appropriate add links (URLs) for further information.</text:p>
      <text:p text:style-name="P20"/>
      <text:p text:style-name="P40">When I completed the elastiflow (ELK) installation. I sent out and email to the developers and users giving them an overview about the technology and setup used. I added a link to the wiki page that I had created which explained the usage. I also asked them to test it and provide feedback. In this case it resulted in the users asking to add hostnames to the IP addresses for better usability. I added the usernames to the Kibana graphs.</text:p>
      <text:p text:style-name="P20"/>
      <text:h text:style-name="Heading_20_3" text:outline-level="3"><text:bookmark text:name="delivering-at-pace-example-interview-questions"/><text:span text:style-name="T1">3. </text:span>Delivering at pace – example interview questions</text:h>
      <text:p text:style-name="P20"/>
      <text:p text:style-name="P41">Are aware of your limitations. </text:p>
      <text:p text:style-name="P41">Understand the trade off between speed and quality. </text:p>
      <text:p text:style-name="P20"/>
      <text:p text:style-name="P1">I was working on the greenfield MIG21 project at RBS </text:p>
      <text:p text:style-name="P1">The technology used was SQL*Loader, Powershell, PL/SQL and Python.</text:p>
      <text:p text:style-name="P1">There ware two main tasks, loading the data doing the calculation.</text:p>
      <text:p text:style-name="P1">At the time we had about 35 clients and 12 different investment types. 35*12 (if every customer covers all the types) is a very big number of cases. This made it essential to get everything modularised and dynamic.</text:p>
      <text:p text:style-name="P1">So I sent some time defining the structure of the table and code which many modules being empty shells to start with.</text:p>
      <text:p text:style-name="P1">After a while my manager kept asking about the progress but I couldn’t show him much working code. He was very technical so I could explain to him what I was doing and that all 12 types will have the same process flow with will bring the benefit of being able to do subsequent cases very quickly after the first one has been completed and tested.</text:p>
      <text:p text:style-name="Standard"/>
      <text:h text:style-name="Heading_20_3" text:outline-level="3"><text:bookmark text:name="making-effective-decisions-example-interview-questions"/><text:span text:style-name="T1">4. </text:span>Making effective decisions – example interview questions</text:h>
      <text:list xml:id="list1656480549" text:style-name="L4">
        <text:list-header>
          <text:p text:style-name="P21"/>
        </text:list-header>
      </text:list>
      <text:p text:style-name="Standard"/>
      <text:h text:style-name="Heading_20_3" text:outline-level="3"><text:bookmark text:name="collaborating-and-partnering-example-interview-questions"/><text:span text:style-name="T1">5. </text:span>Collaborating and partnering – example interview questions</text:h>
      <text:p text:style-name="P20"/>
      <text:h text:style-name="Heading_20_3" text:outline-level="3"><text:span text:style-name="T1">6. </text:span><text:bookmark-start text:name="__DdeLink__1899_504060781"/>Leading and communication – example interview questions<text:bookmark-end text:name="__DdeLink__1899_504060781"/></text:h>
      <text:list xml:id="list4211787458" text:style-name="L6">
        <text:list-header>
          <text:p text:style-name="P22"/>
        </text:list-header>
      </text:list>
      <text:p text:style-name="Standard"/>
      <text:h text:style-name="Heading_20_3" text:outline-level="3"><text:bookmark text:name="building-capability-for-all-example-interview-questions"/><text:span text:style-name="T1">7. </text:span>Building capability for all – example interview questions</text:h>
      <text:list xml:id="list1013810972" text:style-name="L7">
        <text:list-header>
          <text:p text:style-name="P23"/>
        </text:list-header>
      </text:list>
      <text:p text:style-name="Standard"/>
      <text:h text:style-name="Heading_20_3" text:outline-level="3"><text:bookmark text:name="good-customer-service-example-interview-questions"/><text:soft-page-break/><text:span text:style-name="T1">8. </text:span>Good customer service – example interview questions</text:h>
      <text:p text:style-name="P20"/>
      <text:p text:style-name="P2">Give us an example of time where you weren’t able to solve the customer’s problem. How did you handle the situation?</text:p>
      <text:p text:style-name="Standard"><text:bookmark-start text:name="__DdeLink__1169_3978844813"/></text:p>
      <text:p text:style-name="P3">xxxxxxxxxx</text:p>
      <text:p text:style-name="Standard"/>
      <text:p text:style-name="Standard"><text:bookmark-end text:name="__DdeLink__1169_3978844813"/></text:p>
      <text:h text:style-name="Heading_20_3" text:outline-level="3"><text:bookmark text:name="strategic-thinking-example-interview-questions"/><text:span text:style-name="T1">9. </text:span>Strategic thinking – example interview questions</text:h>
      <text:list xml:id="list3258200049" text:style-name="L9">
        <text:list-header>
          <text:p text:style-name="P24"/>
        </text:list-header>
      </text:list>
      <text:p text:style-name="Standard"/>
      <text:h text:style-name="Heading_20_3" text:outline-level="3"><text:bookmark text:name="team-working-example-interview-questions"/><text:span text:style-name="T1">10. </text:span>Team working – example interview questions</text:h>
      <text:p text:style-name="P20"/>
      <text:list xml:id="list4281777206" text:style-name="L36">
        <text:list-item>
          <text:p text:style-name="P42">Listen and respond constructively to other team members’ ideas and proposals. </text:p>
        </text:list-item>
        <text:list-item>
          <text:p text:style-name="P42">Are open with other team members about their concerns. </text:p>
        </text:list-item>
        <text:list-item>
          <text:p text:style-name="P42">Express disagreement constructively by, for example, suggesting alternatives. </text:p>
        </text:list-item>
        <text:list-item>
          <text:p text:style-name="P42">Express support for other people’s great ideas. </text:p>
        </text:list-item>
        <text:list-item>
          <text:p text:style-name="P19">Give honest and constructive feedback. </text:p>
        </text:list-item>
      </text:list>
      <text:p text:style-name="Standard"/>
      <text:p text:style-name="Standard">Use ‘I’ not ‘we’ when talking about the success of the team. Make it crystal clear what you contributed.</text:p>
      <text:p text:style-name="Standard"/>
      <text:p text:style-name="Standard"/>
      <text:h text:style-name="Heading_20_3" text:outline-level="3"><text:bookmark text:name="changing-and-improving-example-interview-questions"/><text:span text:style-name="T1">11. </text:span>Changing and improving – example interview questions</text:h>
      <text:p text:style-name="P5"/>
      <text:p text:style-name="P4">What was the biggest change you had to deal with in your previous employment. How did you handle it?</text:p>
      <text:p text:style-name="P5"/>
      <text:p text:style-name="P5">- <text:span text:style-name="T5">Complete change of technology at Spreadex</text:span></text:p>
      <text:p text:style-name="P5"><text:tab/><text:span text:style-name="T5">From MS Windows, Powershell and on-site infrastructure</text:span></text:p>
      <text:p text:style-name="P5"><text:tab/><text:span text:style-name="T5">To: Terraform, Ansible, Docker, Linux and AWS</text:span></text:p>
      <text:p text:style-name="P5"/>
      <text:h text:style-name="Heading_20_3" text:outline-level="3"><text:bookmark text:name="planning-and-organisation-example-interview-questions"/><text:span text:style-name="T1">12. </text:span>Planning and organisation – example interview questions</text:h>
      <text:p text:style-name="P20"/>
      <text:p text:style-name="P6">1. Get a project with a target, e.g. develop software that does x, build and ELK cluster.</text:p>
      <text:p text:style-name="P6">2. Break the projects into tasks.</text:p>
      <text:p text:style-name="P6">3. Estimate the time each task will take.</text:p>
      <text:p text:style-name="P6">4. Do the work.</text:p>
      <text:p text:style-name="P6">5. Add additional tasks if required.</text:p>
      <text:p text:style-name="P6"/>
      <text:p text:style-name="P8"><text:span text:style-name="T6">E.g. Sflow monitoring</text:span></text:p>
      <text:p text:style-name="P6"/>
      <text:p text:style-name="P7">1. Look for a solution ELK + sflow or ELK + elatiflow</text:p>
      <text:p text:style-name="P7">2. Break projects into tasks</text:p>
      <text:p text:style-name="P11">- Create ELK clusters</text:p>
      <text:p text:style-name="P11"><text:soft-page-break/>- Roll out sflow agents</text:p>
      <text:p text:style-name="P12">- <text:span text:style-name="T6">Configure Logstash to receive slfow messages (elastiflow)</text:span></text:p>
      <text:p text:style-name="P12">- <text:span text:style-name="T6">Ansibleise the build process.</text:span></text:p>
      <text:p text:style-name="P12">- <text:span text:style-name="T6">Load the Kibana dashboard.</text:span></text:p>
      <text:p text:style-name="P7">3. Extra tasks after user feedback</text:p>
      <text:p text:style-name="P11">- Add hostnames to data using DNS lookup</text:p>
      <text:p text:style-name="P11">- Add hostnames to Dashboard graphs</text:p>
      <text:p text:style-name="Standard"/>
      <text:h text:style-name="Heading_20_3" text:outline-level="3"><text:bookmark text:name="working-under-pressure-example-interview-questions"/><text:span text:style-name="T1">13. </text:span>Working under pressure – example interview questions</text:h>
      <text:p text:style-name="P20"/>
      <text:p text:style-name="P43">Give us an example of a situation where you worked under pressure.</text:p>
      <text:p text:style-name="P20"/>
      <text:p text:style-name="P44">At spreadex we had ~ 20 development environments for different projects and development teams.</text:p>
      <text:p text:style-name="P44">Each project was refreshed which the latest code on a daily basis.</text:p>
      <text:p text:style-name="P44">One day the refresh which was done via SAN snapshots failed because the data size had changed due to changes made in the code a few days ago.</text:p>
      <text:p text:style-name="P44">As a result the overnight refreshes failed and we didn’t have any development system the next morning.</text:p>
      <text:p text:style-name="P44">So none of the developers could do any work.</text:p>
      <text:p text:style-name="P44"/>
      <text:p text:style-name="P44">1. As a quick fix I added space to the data disk and brought up the system in yesterdays state. Without the updates.</text:p>
      <text:p text:style-name="P44">2. Due to resource limits the overnight refresh was staged with the refreshes starting in a 20 minute interval. Refreshing all databases would take several hours (~ 5 hours).</text:p>
      <text:p text:style-name="P44">3. I spoke to the developers <text:span text:style-name="T7">explaining the situation and discussing options</text:span>. Some developers didn’t need the latest changes. This reduced the number of environments that I needed to refresh. <text:span text:style-name="T7">Some told me that the would be ok for a while but would need the new data later.</text:span></text:p>
      <text:p text:style-name="P45">4. I then could separate the systems into 3 groups:</text:p>
      <text:p text:style-name="P48">1. Systems that didn’t need to be refreshed and could wait for the next nightly refresh.</text:p>
      <text:p text:style-name="P48">2. Systems that needed to be refresh straight away.</text:p>
      <text:p text:style-name="P48">3. Systems that could be refreshed later in the day.</text:p>
      <text:p text:style-name="Standard"/>
      <text:h text:style-name="Heading_20_3" text:outline-level="3"><text:bookmark text:name="attention-to-detail-example-interview-questions"/><text:span text:style-name="T1">14. </text:span>Attention to detail – example interview questions</text:h>
      <text:p text:style-name="P20"/>
      <text:p text:style-name="P2">Describe a time where you made a mistake in your work. How did you find the mistake? What actions did you take?</text:p>
      <text:p text:style-name="Standard"/>
      <text:p text:style-name="Standard">- <text:span text:style-name="T8">The curator process (part of ELK) didn’t delete all the indexes.</text:span></text:p>
      <text:p text:style-name="Standard">- <text:span text:style-name="T8">I found this when I monitored the index sizes and one of the indexes wasn’t maintained.</text:span></text:p>
      <text:p text:style-name="Standard">- <text:span text:style-name="T8">At Spreadex, the way I go about it (and everybody else) is to</text:span></text:p>
      <text:p text:style-name="P10">- <text:span text:style-name="T8">Check out the latest code from GIT</text:span></text:p>
      <text:p text:style-name="P10">- <text:span text:style-name="T8">Make the changes and test them in UAT.</text:span></text:p>
      <text:p text:style-name="P10">- <text:span text:style-name="T8">Checkthe code back in.</text:span></text:p>
      <text:p text:style-name="Standard">- <text:span text:style-name="T8">Because this was a monitoring system only I could release the code into live.</text:span></text:p>
      <text:p text:style-name="Standard">- <text:span text:style-name="T8">For trading system changes there would have been a release process with required approval.</text:span></text:p>
      <text:p text:style-name="Standard"/>
      <text:p text:style-name="Standard"/>
      <text:h text:style-name="Heading_20_3" text:outline-level="3"><text:bookmark text:name="handling-a-difficult-decision-example-interview-questions"/><text:soft-page-break/><text:span text:style-name="T1">15. </text:span>Handling a difficult decision – example interview questions</text:h>
      <text:p text:style-name="P20"/>
      <text:p text:style-name="Standard"/>
      <text:h text:style-name="Heading_20_3" text:outline-level="3"><text:bookmark text:name="adaptability-example-interview-questions"/><text:span text:style-name="T1">16. </text:span>Adaptability – example interview questions</text:h>
      <text:p text:style-name="P20"/>
      <text:p text:style-name="P20">- <text:span text:style-name="T9">At RBS I was working at the MIG21 project.</text:span></text:p>
      <text:p text:style-name="P20">- <text:span text:style-name="T9">I agreed to work as a developer on the project thinking it would involve Linux servers and bash scripting.</text:span></text:p>
      <text:p text:style-name="P20">- <text:span text:style-name="T9">I was working already for a few days on the project already writing code when my manager told me that there was a change and we were using Windows application servers instead. I could use any programming laguage.</text:span></text:p>
      <text:p text:style-name="P20">- <text:span text:style-name="T9">I decided to use Powershell as programming laguage because it is available on Windows servers. I didn’t have any experience of Powershell but it’s a powerfull language and I don’t think running bash on Windows using Cygwin is a good option.</text:span></text:p>
      <text:p text:style-name="P20"/>
      <text:p text:style-name="Standard"/>
      <text:h text:style-name="Heading_20_3" text:outline-level="3"><text:bookmark text:name="adapting-your-style-example-interview-questions"/><text:span text:style-name="T1">17. </text:span>Adapting your style – example interview questions</text:h>
      <text:p text:style-name="P20"/>
      <text:p text:style-name="P20"/>
      <text:p text:style-name="Standard"/>
      <text:h text:style-name="Heading_20_3" text:outline-level="3"><text:bookmark text:name="delivering-value-for-money-example-interview-questions"/><text:span text:style-name="T1">18. </text:span>Delivering value for money – example interview questions</text:h>
      <text:p text:style-name="P20"/>
      <text:p text:style-name="P46">At BSkyB</text:p>
      <text:p text:style-name="P20">- <text:span text:style-name="T10">Oracle dev databases are cloned from production via datapump to reduce their size.</text:span></text:p>
      <text:p text:style-name="P20">- <text:span text:style-name="T10">Production database is Enterprise Edition.</text:span></text:p>
      <text:p text:style-name="P20">- <text:span text:style-name="T10">Changed the refresh to remove table partitioning which was the only Enterprise feature used. This meant we could use the cheaper standard edition instead. </text:span></text:p>
      <text:p text:style-name="P20"/>
      <text:p text:style-name="P20"/>
      <text:h text:style-name="Heading_20_3" text:outline-level="3"><text:bookmark text:name="resilience-example-interview-questions"/><text:span text:style-name="T1">19. </text:span>Resilience – example interview questions</text:h>
      <text:p text:style-name="P20"/>
      <text:p text:style-name="P47">Credit Suisse</text:p>
      <text:p text:style-name="P47">3-way streams RAC system (London, NY, Singapore)</text:p>
      <text:p text:style-name="P47">The streams system needed to be rebuild. </text:p>
      <text:p text:style-name="P47">The streams system rebuild failed.</text:p>
      <text:p text:style-name="P47">I had to redo the rebuild after work this took several hours. </text:p>
      <text:p text:style-name="P47">I was extremely stressed as I was fairly knew to <text:span text:style-name="T11">the company, to </text:span>streams and RAC but I managed to work it through and got it working at the end.</text:p>
      <text:p text:style-name="P47">I wasn’t even relieved the I left the office because I was too exhausted (mentally).</text:p>
      <text:p text:style-name="P20"/>
      <text:h text:style-name="Heading_20_3" text:outline-level="3"><text:bookmark text:name="integrity-example-interview-questions"/><text:soft-page-break/><text:span text:style-name="T1">20. </text:span>Integrity – example interview questions</text:h>
      <text:list xml:id="list2775162815" text:style-name="L20">
        <text:list-header>
          <text:p text:style-name="P25"/>
        </text:list-header>
      </text:list>
      <text:h text:style-name="Heading_20_3" text:outline-level="3"><text:bookmark text:name="conflict-between-others-example-interview-questions"/><text:span text:style-name="T1">21. </text:span>Conflict between others – example interview questions</text:h>
      <text:list xml:id="list1768137101" text:style-name="L21">
        <text:list-header>
          <text:p text:style-name="P26"/>
        </text:list-header>
      </text:list>
      <text:p text:style-name="Standard"/>
      <text:h text:style-name="Heading_20_3" text:outline-level="3"><text:bookmark text:name="motivation-example-interview-questions"/><text:span text:style-name="T1">22. </text:span>Motivation – example interview questions</text:h>
      <text:list xml:id="list4160709276" text:style-name="L22">
        <text:list-header>
          <text:p text:style-name="P27"/>
        </text:list-header>
      </text:list>
      <text:p text:style-name="Standard"/>
      <text:h text:style-name="Heading_20_3" text:outline-level="3"><text:bookmark text:name="taking-control-of-a-situation-example-interview-questions"/><text:span text:style-name="T1">23. </text:span>Taking control of a situation – example interview questions</text:h>
      <text:list xml:id="list2099440664" text:style-name="L23">
        <text:list-header>
          <text:p text:style-name="P28"/>
        </text:list-header>
      </text:list>
      <text:p text:style-name="Standard"/>
      <text:h text:style-name="Heading_20_3" text:outline-level="3"><text:bookmark text:name="problem-solving-example-interview-questions"/><text:span text:style-name="T1">24. </text:span>Problem solving – example interview questions</text:h>
      <text:p text:style-name="P20"/>
      <text:p text:style-name="Standard">Describe how you needed to research a problem and came up with different alternatives to resolve it. How did you determine the most appropriate solution?</text:p>
      <text:p text:style-name="Standard"/>
      <text:p text:style-name="P9">Sflow monitoring</text:p>
      <text:p text:style-name="P9"/>
      <text:p text:style-name="P13">1. Elk + sflow using sflowtool (add sflowtool to Logstash docker container)</text:p>
      <text:p text:style-name="P14"><text:span text:style-name="T12">2. Elk + elstiflow</text:span></text:p>
      <text:p text:style-name="Standard"/>
      <text:p text:style-name="Standard"/>
      <text:h text:style-name="Heading_20_3" text:outline-level="3"><text:bookmark text:name="creativity-example-interview-questions"/><text:span text:style-name="T1">25. </text:span>Creativity – example interview questions</text:h>
      <text:list xml:id="list4291588752" text:style-name="L25">
        <text:list-header>
          <text:p text:style-name="P29"/>
        </text:list-header>
      </text:list>
      <text:p text:style-name="Standard"/>
      <text:h text:style-name="Heading_20_3" text:outline-level="3"><text:bookmark text:name="sales-example-interview-questions"/><text:span text:style-name="T1">26. </text:span>Sales – example interview questions</text:h>
      <text:list xml:id="list3980149485" text:style-name="L26">
        <text:list-header>
          <text:p text:style-name="P30"/>
        </text:list-header>
      </text:list>
      <text:p text:style-name="Standard"/>
      <text:h text:style-name="Heading_20_3" text:outline-level="3"><text:bookmark text:name="team-leadership-example-interview-questions"/><text:span text:style-name="T1">27. </text:span>Team leadership – example interview questions</text:h>
      <text:list xml:id="list285073527" text:style-name="L27">
        <text:list-header>
          <text:p text:style-name="P31"/>
        </text:list-header>
      </text:list>
      <text:p text:style-name="Standard"/>
      <text:h text:style-name="Heading_20_3" text:outline-level="3"><text:bookmark text:name="management-example-interview-questions"/><text:span text:style-name="T1">28. </text:span>Management – example interview questions</text:h>
      <text:list xml:id="list797742740" text:style-name="L28">
        <text:list-header>
          <text:p text:style-name="P32"/>
        </text:list-header>
      </text:list>
      <text:p text:style-name="Standard"/>
      <text:h text:style-name="Heading_20_3" text:outline-level="3"><text:bookmark text:name="stakeholder-management-example-interview-questions"/><text:span text:style-name="T1">29. </text:span>Stakeholder management – example interview questions</text:h>
      <text:list xml:id="list1903894721" text:style-name="L29">
        <text:list-header>
          <text:p text:style-name="P33"/>
        </text:list-header>
      </text:list>
      <text:p text:style-name="Standard"/>
      <text:h text:style-name="Heading_20_3" text:outline-level="3"><text:bookmark text:name="dealing-with-a-difficult-customer-example-interview-questions"/><text:span text:style-name="T1">30. </text:span>Dealing with a difficult customer – example interview questions</text:h>
      <text:list xml:id="list1143076487" text:style-name="L30">
        <text:list-header>
          <text:p text:style-name="P34"/>
        </text:list-header>
      </text:list>
      <text:p text:style-name="Standard"><text:soft-page-break/></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2T11:27:12.205807059</meta:creation-date>
    <dc:date>2020-12-12T17:08:34.075898080</dc:date>
    <meta:editing-duration>PT2H28M27S</meta:editing-duration>
    <meta:editing-cycles>24</meta:editing-cycles>
    <meta:generator>LibreOffice/6.4.6.2$Linux_X86_64 LibreOffice_project/40$Build-2</meta:generator>
    <meta:document-statistic meta:table-count="0" meta:image-count="0" meta:object-count="0" meta:page-count="7" meta:paragraph-count="153" meta:word-count="1658" meta:character-count="9770" meta:non-whitespace-character-count="8234"/>
  </office:meta>
</office:document-meta>
</file>